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</text:p>
      <text:p text:style-name="P2">There is a pair of hiking boots in the box.</text:p>
      <text:p text:style-name="P2">There is a pair of hiking boots in the boot of the car.</text:p>
      <text:p text:style-name="P2">There is a pair of hiking boots on the floor.</text:p>
      <text:p text:style-name="P2">There is a pair of hiking boots available.</text:p>
      <text:p text:style-name="P2">There is a pair of hiking boots to you to choose from.</text:p>
      <text:p text:style-name="P2">There is a pair of cushions in the box.</text:p>
      <text:p text:style-name="P2">There is a pair of cushions on the floor.</text:p>
      <text:p text:style-name="P2">There is a pair of cushions in the White House.</text:p>
      <text:p text:style-name="P2">There is a pair of cushions available.</text:p>
      <text:p text:style-name="P2">There is a pair of cushions to you to choose from.</text:p>
      <text:p text:style-name="P2">There is a pair of experts in the language lab.</text:p>
      <text:p text:style-name="P2">There is a pair of experts in my office.</text:p>
      <text:p text:style-name="P2">There is a pair of experts in the White House.</text:p>
      <text:p text:style-name="P2">There is a pair of experts in the region.</text:p>
      <text:p text:style-name="P2">There is a pair of experts in front of me.</text:p>
      <text:p text:style-name="P2">There is a pair of experts to you to choose from.</text:p>
      <text:p text:style-name="P2">There is a pair of experts waiting to see the Chief-Inspector. </text:p>
      <text:p text:style-name="P2">There is a pair of experts working on the problem.</text:p>
      <text:p text:style-name="P2">There is a pair of football fans in the region.</text:p>
      <text:p text:style-name="P2">There is a pair of football fans in front of me.</text:p>
      <text:p text:style-name="P2">There is a pair of football fans still excited after the match.</text:p>
      <text:p text:style-name="P2">There is a variety of listening comprehension materials</text:p>
      <text:p text:style-name="P2">There is a variety of subjects</text:p>
      <text:p text:style-name="P2">There is a variety of cheeses</text:p>
      <text:p text:style-name="P2">There is a variety of options</text:p>
      <text:p text:style-name="P2">There is a variety of early English paintings</text:p>
      <text:p text:style-name="P2">There is a range of </text:p>
      <text:p text:style-name="P2">There is a range of</text:p>
      <text:p text:style-name="P2">There is a range 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3T16:50:44.06</meta:creation-date>
    <meta:document-statistic meta:table-count="0" meta:image-count="0" meta:object-count="0" meta:page-count="1" meta:paragraph-count="30" meta:word-count="262" meta:character-count="1238"/>
    <dc:date>2020-09-23T17:54:47.26</dc:date>
    <meta:editing-duration>PT3M8S</meta:editing-duration>
    <meta:editing-cycles>1</meta:editing-cycles>
    <meta:generator>OpenOffice/4.1.2$Win32 OpenOffice.org_project/412m3$Build-9782</meta:generator>
  </office:meta>
</office:document-meta>
</file>